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none" style:country-asian="none" style:font-style-asian="normal" style:font-weight-asian="normal" style:font-name-complex="Lohit Devanagari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placement" table:style-name="ta1">
        <table:shapes>
          <draw:frame draw:z-index="0" draw:style-name="gr1" draw:text-style-name="P1" svg:width="15.444cm" svg:height="8.114cm" svg:x="7.488cm" svg:y="1.434cm">
            <draw:object draw:notify-on-update-of-ranges="Deplacement.A6:Deplacement.A6 Deplacement.A7:Deplacement.A17 Deplacement.B6:Deplacement.B6 Deplacement.B7:Deplacement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205cm" svg:height="8.273cm" svg:x="7.791cm" svg:y="9.628cm">
            <draw:object draw:notify-on-update-of-ranges="Deplacement.A24:Deplacement.A24 Deplacement.A25:Deplacement.A34 Deplacement.B24:Deplacement.B24 Deplacement.B25:Deplacement.B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22cm" svg:height="8.992cm" svg:x="6.882cm" svg:y="18.489cm">
            <draw:object draw:notify-on-update-of-ranges="Deplacement.A43:Deplacement.A43 Deplacement.A44:Deplacement.A54 Deplacement.B43:Deplacement.B43 Deplacement.B44:Deplacement.B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22.184cm" svg:height="15.638cm" svg:x="0.854cm" svg:y="27.987cm">
            <draw:object draw:notify-on-update-of-ranges="Deplacement.A69:Deplacement.A78 Deplacement.B69:Deplacement.B78 Deplacement.A69:Deplacement.A78 Deplacement.C69:Deplacement.C78 Deplacement.A69:Deplacement.A78 Deplacement.D69:Deplacement.D7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Calibration du robot Thymio pour le  « LOGO » SnapToAseba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3">
          <table:table-cell table:style-name="ce1" office:value-type="string" calcext:value-type="string">
            <text:p>Robot Thymio à vitesse 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ce (cm)</text:p>
          </table:table-cell>
          <table:table-cell office:value-type="string" calcext:value-type="string">
            <text:p>temps (ms)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3">
          <table:table-cell table:style-name="ce1" office:value-type="string" calcext:value-type="string">
            <text:p>Robot Thymio à vitesse 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ce (cm)</text:p>
          </table:table-cell>
          <table:table-cell office:value-type="string" calcext:value-type="string">
            <text:p>temps (ms)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3">
          <table:table-cell table:style-name="ce1" office:value-type="string" calcext:value-type="string">
            <text:p>Robot Thymio à vitesse 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ce (cm)</text:p>
          </table:table-cell>
          <table:table-cell office:value-type="string" calcext:value-type="string">
            <text:p>temps (ms)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office:value-type="string" calcext:value-type="string">
            <text:p>Temps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3" calcext:value-type="float">
            <text:p>2,3</text:p>
          </table:table-cell>
          <table:table-cell office:value-type="float" office:value="3.2" calcext:value-type="float">
            <text:p>3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2" calcext:value-type="float">
            <text:p>3,2</text:p>
          </table:table-cell>
          <table:table-cell office:value-type="float" office:value="4.2" calcext:value-type="float">
            <text:p>4,2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7" calcext:value-type="float">
            <text:p>3,7</text:p>
          </table:table-cell>
          <table:table-cell office:value-type="float" office:value="5.5" calcext:value-type="float">
            <text:p>5,5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,4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9" calcext:value-type="float">
            <text:p>4,9</text:p>
          </table:table-cell>
          <table:table-cell office:value-type="float" office:value="7.3" calcext:value-type="float">
            <text:p>7,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6" calcext:value-type="float">
            <text:p>5,6</text:p>
          </table:table-cell>
          <table:table-cell office:value-type="float" office:value="8.3" calcext:value-type="float">
            <text:p>8,3</text:p>
          </table:table-cell>
          <table:table-cell office:value-type="float" office:value="11.9" calcext:value-type="float">
            <text:p>11,9</text:p>
          </table:table-cell>
        </table:table-row>
      </table:table>
      <table:table table:name="Rotation" table:style-name="ta1">
        <table:shapes>
          <draw:frame draw:z-index="0" draw:style-name="gr1" draw:text-style-name="P1" svg:width="15.997cm" svg:height="9.016cm" svg:x="6.526cm" svg:y="1.464cm">
            <draw:object draw:notify-on-update-of-ranges="Rotation.A3:Rotation.A3 Rotation.A4:Rotation.A10 Rotation.B3:Rotation.B3 Rotation.B4:Rotation.B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3">
          <table:table-cell table:style-name="ce1" office:value-type="string" calcext:value-type="string">
            <text:p>Robot Thymio tourne droite à vitesse 100</text:p>
          </table:table-cell>
          <table:table-cell/>
        </table:table-row>
        <table:table-row table:style-name="ro1">
          <table:table-cell office:value-type="string" calcext:value-type="string">
            <text:p>Rotation (°)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3:13:11.920608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0T20:27:06.528547408</meta:creation-date>
    <meta:editing-duration>PT6H53M20S</meta:editing-duration>
    <meta:editing-cycles>20</meta:editing-cycles>
    <meta:generator>LibreOffice/7.0.4.2$Linux_X86_64 LibreOffice_project/00$Build-2</meta:generator>
    <dc:date>2021-01-18T01:09:40.854201801</dc:date>
    <meta:document-statistic meta:table-count="2" meta:cell-count="13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445cm" svg:height="8.115cm" xlink:href=".." xlink:type="simple" chart:class="chart:scatter" chart:style-name="ch1">
        <chart:title svg:x="4.849cm" svg:y="0.127cm" chart:style-name="ch2">
          <text:p>Robot Thymio à vitesse 200</text:p>
        </chart:title>
        <chart:plot-area chart:style-name="ch3" table:cell-range-address="Deplacement.A6:Deplacement.B17" chart:data-source-has-labels="row" svg:x="1.319cm" svg:y="1.239cm" svg:width="13.818cm" svg:height="5.733cm">
          <chart:coordinate-region svg:x="2.126cm" svg:y="1.438cm" svg:width="12.732cm" svg:height="4.887cm"/>
          <chart:axis chart:dimension="x" chart:name="primary-x" chart:style-name="ch4">
            <chart:title svg:x="7.179cm" svg:y="7.134cm" chart:style-name="ch5">
              <text:p>Distance (cm)</text:p>
            </chart:title>
          </chart:axis>
          <chart:axis chart:dimension="y" chart:name="primary-y" chart:style-name="ch6">
            <chart:title svg:x="0.451cm" svg:y="5.009cm" chart:style-name="ch7">
              <text:p>Temps (ms)</text:p>
            </chart:title>
            <chart:grid chart:style-name="ch8" chart:class="major"/>
          </chart:axis>
          <chart:series chart:style-name="ch9" chart:values-cell-range-address="Deplacement.B7:Deplacement.B17" chart:label-cell-address="Deplacement.B6:Deplacement.B6" chart:class="chart:scatter">
            <chart:domain table:cell-range-address="Deplacement.A7:Deplacement.A17"/>
            <chart:regression-curve chart:style-name="ch10">
              <chart:equation chart:display-equation="true" chart:display-r-square="true" svg:x="2.352cm" svg:y="1.355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(ms)</text:p>
                <draw:g>
                  <svg:desc>Deplacement.B6:Deplacement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Deplacement.A7:Deplacement.A17</svg:desc>
                </draw:g>
              </table:table-cell>
              <table:table-cell office:value-type="float" office:value="50">
                <text:p>50</text:p>
                <draw:g>
                  <svg:desc>Deplacement.B7:Deplacement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">
                <text:p>2.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">
                <text:p>3.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9">
                <text:p>4.9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6">
                <text:p>5.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">
                <text:p>6.4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206cm" svg:height="8.274cm" xlink:href=".." xlink:type="simple" chart:class="chart:scatter" chart:style-name="ch1">
        <chart:title svg:x="4.255cm" svg:y="0.301cm" chart:style-name="ch2">
          <text:p>Robot Thymio à vitesse 300</text:p>
        </chart:title>
        <chart:plot-area chart:style-name="ch3" table:cell-range-address="Deplacement.A24:Deplacement.B34" chart:data-source-has-labels="row" svg:x="1.295cm" svg:y="1.245cm" svg:width="12.627cm" svg:height="5.883cm">
          <chart:coordinate-region svg:x="2.102cm" svg:y="1.444cm" svg:width="11.541cm" svg:height="5.037cm"/>
          <chart:axis chart:dimension="x" chart:name="primary-x" chart:style-name="ch4">
            <chart:title svg:x="6.559cm" svg:y="7.293cm" chart:style-name="ch5">
              <text:p>Distance (cm)</text:p>
            </chart:title>
          </chart:axis>
          <chart:axis chart:dimension="y" chart:name="primary-y" chart:style-name="ch6">
            <chart:title svg:x="0.451cm" svg:y="5.09cm" chart:style-name="ch7">
              <text:p>Temps (ms)</text:p>
            </chart:title>
            <chart:grid chart:style-name="ch8" chart:class="major"/>
          </chart:axis>
          <chart:series chart:style-name="ch9" chart:values-cell-range-address="Deplacement.B25:Deplacement.B34" chart:label-cell-address="Deplacement.B24:Deplacement.B24" chart:class="chart:scatter">
            <chart:domain table:cell-range-address="Deplacement.A25:Deplacement.A34"/>
            <chart:regression-curve chart:style-name="ch10">
              <chart:equation chart:display-equation="true" chart:display-r-square="true" svg:x="2.22cm" svg:y="1.45cm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(ms)</text:p>
                <draw:g>
                  <svg:desc>Deplacement.B24:Deplacement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Deplacement.A25:Deplacement.A34</svg:desc>
                </draw:g>
              </table:table-cell>
              <table:table-cell office:value-type="float" office:value="50">
                <text:p>50</text:p>
                <draw:g>
                  <svg:desc>Deplacement.B25:Deplacement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">
                <text:p>4.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">
                <text:p>6.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3">
                <text:p>7.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3">
                <text:p>8.3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17cm" xlink:href=".." xlink:type="simple" chart:class="chart:scatter" chart:style-name="ch1">
        <chart:legend chart:legend-position="end" svg:x="11.4cm" svg:y="3.96cm" style:legend-expansion="high" chart:style-name="ch2"/>
        <chart:plot-area chart:style-name="ch3" table:cell-range-address="Rotation.A3:Rotation.B10" chart:data-source-has-labels="row" svg:x="0.319cm" svg:y="0.18cm" svg:width="10.762cm" svg:height="8.657cm">
          <chart:coordinate-region svg:x="1.311cm" svg:y="0.379cm" svg:width="9.49cm" svg:height="7.8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otation.B4:Rotation.B10" chart:label-cell-address="Rotation.B3:Rotation.B3" chart:class="chart:scatter">
            <chart:domain table:cell-range-address="Rotation.A4:Rotation.A10"/>
            <chart:regression-curve chart:style-name="ch8">
              <chart:equation chart:display-equation="true" chart:display-r-square="true" svg:x="1.54cm" svg:y="0.515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(ms)</text:p>
                <draw:g>
                  <svg:desc>Rotation.B3:Rotation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Rotation.A4:Rotation.A10</svg:desc>
                </draw:g>
              </table:table-cell>
              <table:table-cell office:value-type="float" office:value="150">
                <text:p>150</text:p>
                <draw:g>
                  <svg:desc>Rotation.B4:Rotation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2500">
                <text:p>2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3cm" svg:height="8.993cm" xlink:href=".." xlink:type="simple" chart:class="chart:scatter" chart:style-name="ch1">
        <chart:title svg:x="5.163cm" svg:y="0.315cm" chart:style-name="ch2">
          <text:p>Robot Thymio à vitesse 500</text:p>
        </chart:title>
        <chart:plot-area chart:style-name="ch3" table:cell-range-address="Deplacement.A43:Deplacement.B54" chart:data-source-has-labels="row" svg:x="1.331cm" svg:y="1.273cm" svg:width="14.372cm" svg:height="6.56cm">
          <chart:coordinate-region svg:x="2.138cm" svg:y="1.472cm" svg:width="13.193cm" svg:height="5.714cm"/>
          <chart:axis chart:dimension="x" chart:name="primary-x" chart:style-name="ch4">
            <chart:title svg:x="7.468cm" svg:y="8.012cm" chart:style-name="ch5">
              <text:p>Distance (cm)</text:p>
            </chart:title>
          </chart:axis>
          <chart:axis chart:dimension="y" chart:name="primary-y" chart:style-name="ch6">
            <chart:title svg:x="0.451cm" svg:y="5.457cm" chart:style-name="ch7">
              <text:p>Temps (ms)</text:p>
            </chart:title>
            <chart:grid chart:style-name="ch8" chart:class="major"/>
          </chart:axis>
          <chart:series chart:style-name="ch9" chart:values-cell-range-address="Deplacement.B44:Deplacement.B54" chart:label-cell-address="Deplacement.B43:Deplacement.B43" chart:class="chart:scatter">
            <chart:domain table:cell-range-address="Deplacement.A44:Deplacement.A54"/>
            <chart:regression-curve chart:style-name="ch10">
              <chart:equation chart:display-equation="true" chart:display-r-square="true" svg:x="2.981cm" svg:y="1.548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(ms)</text:p>
                <draw:g>
                  <svg:desc>Deplacement.B43:Deplacement.B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Deplacement.A44:Deplacement.A54</svg:desc>
                </draw:g>
              </table:table-cell>
              <table:table-cell office:value-type="float" office:value="5">
                <text:p>5</text:p>
                <draw:g>
                  <svg:desc>Deplacement.B44:Deplacement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">
                <text:p>6.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3">
                <text:p>8.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">
                <text:p>9.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9">
                <text:p>11.9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down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85cm" svg:height="15.639cm" xlink:href=".." xlink:type="simple" chart:class="chart:scatter" chart:style-name="ch1">
        <chart:title svg:x="7.242cm" svg:y="0.851cm" chart:style-name="ch2">
          <text:p>Récapitulatif des vitesses Thymio
Bleu (200), Rouge(300) et Jaune(500)</text:p>
        </chart:title>
        <chart:plot-area chart:style-name="ch3" table:cell-range-address="Deplacement.A69:Deplacement.D78" svg:x="1.454cm" svg:y="2.042cm" svg:width="20.288cm" svg:height="12.304cm">
          <chart:coordinate-region svg:x="1.89cm" svg:y="2.241cm" svg:width="19.295cm" svg:height="11.458cm"/>
          <chart:axis chart:dimension="x" chart:name="primary-x" chart:style-name="ch4">
            <chart:title svg:x="10.694cm" svg:y="14.658cm" chart:style-name="ch5">
              <text:p>Temps (ms)</text:p>
            </chart:title>
          </chart:axis>
          <chart:axis chart:dimension="y" chart:name="primary-y" chart:style-name="ch6">
            <chart:title svg:x="0.451cm" svg:y="9.243cm" chart:style-name="ch7">
              <text:p>Distance (cm)</text:p>
            </chart:title>
            <chart:grid chart:style-name="ch8" chart:class="major"/>
          </chart:axis>
          <chart:series chart:style-name="ch9" chart:values-cell-range-address="Deplacement.B69:Deplacement.B78" chart:class="chart:scatter">
            <chart:domain table:cell-range-address="Deplacement.A69:Deplacement.A78"/>
            <chart:data-point chart:repeated="10"/>
          </chart:series>
          <chart:series chart:style-name="ch10" chart:values-cell-range-address="Deplacement.C69:Deplacement.C78" chart:class="chart:scatter">
            <chart:data-point chart:repeated="10"/>
          </chart:series>
          <chart:series chart:style-name="ch11" chart:values-cell-range-address="Deplacement.D69:Deplacement.D78" chart:class="chart:scatter">
            <chart:data-point chart:repeated="6"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eplacement.A69:Deplacement.A78</svg:desc>
                </draw:g>
              </table:table-cell>
              <table:table-cell office:value-type="float" office:value="200">
                <text:p>200</text:p>
                <draw:g>
                  <svg:desc>Deplacement.B69:Deplacement.B78</svg:desc>
                </draw:g>
              </table:table-cell>
              <table:table-cell office:value-type="float" office:value="300">
                <text:p>300</text:p>
                <draw:g>
                  <svg:desc>Deplacement.C69:Deplacement.C78</svg:desc>
                </draw:g>
              </table:table-cell>
              <table:table-cell office:value-type="float" office:value="500">
                <text:p>500</text:p>
                <draw:g>
                  <svg:desc>Deplacement.D69:Deplacement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.5">
                <text:p>1.5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.3">
                <text:p>2.3</text:p>
              </table:table-cell>
              <table:table-cell office:value-type="float" office:value="3.2">
                <text:p>3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3.7">
                <text:p>3.7</text:p>
              </table:table-cell>
              <table:table-cell office:value-type="float" office:value="5.5">
                <text:p>5.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4">
                <text:p>4</text:p>
              </table:table-cell>
              <table:table-cell office:value-type="float" office:value="6.4">
                <text:p>6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4.9">
                <text:p>4.9</text:p>
              </table:table-cell>
              <table:table-cell office:value-type="float" office:value="7.3">
                <text:p>7.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5.6">
                <text:p>5.6</text:p>
              </table:table-cell>
              <table:table-cell office:value-type="float" office:value="8.3">
                <text:p>8.3</text:p>
              </table:table-cell>
              <table:table-cell office:value-type="float" office:value="11.9">
                <text:p>11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